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06H10M02.813051S" calcext:value-type="time">
            <text:p>1106:1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2H53M05.657S" calcext:value-type="time">
            <text:p>02:53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10H59M53.203S" calcext:value-type="time">
            <text:p>10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08:21:01.1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7T14:04:51.625000000</dc:date>
    <meta:editing-duration>P48DT18H56M6S</meta:editing-duration>
    <meta:editing-cycles>1292</meta:editing-cycles>
    <meta:generator>LibreOffice/7.2.6.2$Windows_X86_64 LibreOffice_project/b0ec3a565991f7569a5a7f5d24fed7f52653d754</meta:generator>
    <meta:document-statistic meta:table-count="2" meta:cell-count="1589" meta:object-count="0"/>
  </office:meta>
</office:document-meta>
</file>